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2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2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3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9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9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0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2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8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9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9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9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9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9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3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3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4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5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5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3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3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4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4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5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5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-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0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9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1[2.05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1[2.05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1[3.8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1[3.8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1[3.9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1[3.9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1[4.1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1[4.1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1[4.2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1[4.2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1[4.3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1[4.3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1[4.4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1[4.4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6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10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10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1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1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11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11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12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12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13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13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2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2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3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3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4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4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5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5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6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6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7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7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8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8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0[9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0[9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2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2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10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10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1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1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2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2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3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3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4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4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5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5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6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6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7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7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8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8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8[9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8[9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3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1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3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3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3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3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3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3.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4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4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5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5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5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5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7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4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9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-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0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00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0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1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1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10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10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1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1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11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11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12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12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2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2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3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3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4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4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5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5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6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6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7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7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8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8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4[9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4[9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10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10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1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1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2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2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3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3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4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4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5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5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6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6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7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7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8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8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5[90]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5[90]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1.4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1.4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1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1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.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7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8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8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0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5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5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1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3.1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3.1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3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3.1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3.1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3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3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3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3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4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5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5.1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5.1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5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5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6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6.1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6.1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6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6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7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7.1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7.1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7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7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8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8.1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8.1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8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8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9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4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6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7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8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8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8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8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8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0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c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e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f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f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g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g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h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h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i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i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j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j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k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k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l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m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n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o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p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r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s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t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t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u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3.v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3.v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3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0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0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02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02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02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0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0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0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04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0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04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0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9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4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5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0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0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0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3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3.1.V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3.1.V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4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4.1.V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4.1.V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7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8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9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6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1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2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3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5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6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7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8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9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7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7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0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1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2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2.1_ol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2.1_old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3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3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4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5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5.1_v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5.1_v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5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5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5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7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8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9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9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9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8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8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1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1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.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0.1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0.1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0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0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0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8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II-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II-9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1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0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0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.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2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5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5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6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6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6.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6.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6.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6.c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8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8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8.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8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8.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8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8.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8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8.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8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V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V-9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X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X-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X-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X-6.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IX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IX-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PZ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PZ1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PZ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PZ2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PZ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PZ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VIII-5.1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VIII-5.1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VIII-5.1.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VIII-5.1.b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VIII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VIII-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II-3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II-3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II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II-3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II-4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II-4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II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II-4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II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II-5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II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II-6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II-7.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II-7.a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II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II-7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II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II.pn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RS_XVI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traffic_signs_EUR_OR/RS/" xlink:type="simple">https://raw.githubusercontent.com/yopaseopor/beta_style_josm/master/traffic_signs_EUR_OR/RS/</text:a></text:p>
            <text:p/>
          </table:table-cell>
          <table:table-cell office:value-type="string" calcext:value-type="string">
            <text:p>RS_XVI.png</text:p>
          </table:table-cell>
          <table:table-cell office:value-type="string" calcext:value-type="string">
            <text:p>"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2:27:43.489000000</meta:creation-date>
    <dc:date>2019-02-21T22:44:42.205000000</dc:date>
    <meta:editing-duration>PT6M8S</meta:editing-duration>
    <meta:editing-cycles>1</meta:editing-cycles>
    <meta:document-statistic meta:table-count="1" meta:cell-count="5772" meta:object-count="0"/>
    <meta:generator>LibreOffice/6.1.4.2$Windows_x86 LibreOffice_project/9d0f32d1f0b509096fd65e0d4bec26ddd1938fd3</meta:generator>
  </office:meta>
</office:document-meta>
</file>